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ndale Mono" fo:font-size="9pt" style:font-size-asian="9pt" style:font-size-complex="9pt"/>
    </style:style>
    <style:style style:name="P2" style:family="paragraph" style:parent-style-name="Standard">
      <style:text-properties style:font-name="Andale Mono" fo:font-size="9pt" fo:background-color="#ffff00" style:font-size-asian="9pt" style:font-size-complex="9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('attrs',</text:p>
      <text:p text:style-name="P1"><text:s/>{'Architecture': 'amd64',</text:p>
      <text:p text:style-name="P1"><text:s text:c="2"/><text:span text:style-name="T2">'Author': '',</text:span></text:p>
      <text:p text:style-name="P1"><text:s text:c="2"/>'Comment': '',</text:p>
      <text:p text:style-name="P1"><text:s text:c="2"/>'Config': {'AttachStderr': False,</text:p>
      <text:p text:style-name="P1"><text:s text:c="13"/>'AttachStdin': False,</text:p>
      <text:p text:style-name="P1"><text:s text:c="13"/>'AttachStdout': False,</text:p>
      <text:p text:style-name="P1"><text:s text:c="13"/><text:span text:style-name="T2">'Cmd': ['/bin/bash'],</text:span></text:p>
      <text:p text:style-name="P1"><text:s text:c="13"/>'Domainname': '',</text:p>
      <text:p text:style-name="P1"><text:s text:c="13"/><text:span text:style-name="T2">'Entrypoint': None,</text:span></text:p>
      <text:p text:style-name="P1"><text:s text:c="13"/>'<text:span text:style-name="T2">Env': ['PATH=/usr/local/sbin:/usr/local/bin:/usr/sbin:/usr/bin:/sbin:/bin']</text:span>,</text:p>
      <text:p text:style-name="P1"><text:s text:c="13"/><text:span text:style-name="T2">'Hostname': ''</text:span>,</text:p>
      <text:p text:style-name="P1"><text:s text:c="13"/><text:span text:style-name="T2">'Image': 'sha256:87be921e3d90770f1353d50d10255324a6c4ab865dc3c1b7e3b39c7bdd8738a1',</text:span></text:p>
      <text:p text:style-name="P1"><text:s text:c="13"/>'Labels': None,</text:p>
      <text:p text:style-name="P1"><text:s text:c="13"/>'OnBuild': None,</text:p>
      <text:p text:style-name="P1"><text:s text:c="13"/>'OpenStdin': False,</text:p>
      <text:p text:style-name="P1"><text:s text:c="13"/>'StdinOnce': False,</text:p>
      <text:p text:style-name="P1"><text:s text:c="13"/>'Tty': False,</text:p>
      <text:p text:style-name="P1"><text:s text:c="13"/>'User': '',</text:p>
      <text:p text:style-name="P1"><text:s text:c="13"/>'Volumes': None,</text:p>
      <text:p text:style-name="P1"><text:s text:c="13"/>'WorkingDir': ''},</text:p>
      <text:p text:style-name="P1"><text:s text:c="2"/>'Container': 'ce366f29d6016d41ac378597493aa148c8dcd456dd5d996dfa8fa4c38b09fd2e',</text:p>
      <text:p text:style-name="P1"><text:s text:c="2"/>'ContainerConfig': {'AttachStderr': False,</text:p>
      <text:p text:style-name="P1"><text:s text:c="22"/>'AttachStdin': False,</text:p>
      <text:p text:style-name="P1"><text:s text:c="22"/>'AttachStdout': False,</text:p>
      <text:p text:style-name="P1"><text:s text:c="22"/>'Cmd': ['/bin/sh', '-c', '#(nop) ', 'CMD ["/bin/bash"]'],</text:p>
      <text:p text:style-name="P1"><text:s text:c="22"/>'Domainname': '',</text:p>
      <text:p text:style-name="P1"><text:s text:c="22"/>'Entrypoint': None,</text:p>
      <text:p text:style-name="P1"><text:s text:c="22"/>'Env': ['PATH=/usr/local/sbin:/usr/local/bin:/usr/sbin:/usr/bin:/sbin:/bin'],</text:p>
      <text:p text:style-name="P1"><text:s text:c="22"/>'Hostname': 'ce366f29d601',</text:p>
      <text:p text:style-name="P1"><text:s text:c="22"/>'Image': 'sha256:87be921e3d90770f1353d50d10255324a6c4ab865dc3c1b7e3b39c7bdd8738a1',</text:p>
      <text:p text:style-name="P1"><text:s text:c="22"/>'Labels': {},</text:p>
      <text:p text:style-name="P1"><text:s text:c="22"/>'OnBuild': None,</text:p>
      <text:p text:style-name="P1"><text:s text:c="22"/>'OpenStdin': False,</text:p>
      <text:p text:style-name="P1"><text:s text:c="22"/>'StdinOnce': False,</text:p>
      <text:p text:style-name="P1"><text:s text:c="22"/>'Tty': False,</text:p>
      <text:p text:style-name="P1"><text:s text:c="22"/>'User': '',</text:p>
      <text:p text:style-name="P1"><text:s text:c="22"/>'Volumes': None,</text:p>
      <text:p text:style-name="P1"><text:s text:c="22"/>'WorkingDir': ''},</text:p>
      <text:p text:style-name="P1"><text:s text:c="2"/><text:span text:style-name="T2">'Created': '2021-01-21T03:38:23.37559427Z',</text:span></text:p>
      <text:p text:style-name="P2"><text:span text:style-name="T3"><text:s text:c="2"/>'DockerVersion': '19.03.12',</text:span></text:p>
      <text:p text:style-name="P1"><text:s text:c="2"/>'GraphDriver': {'Data': {'LowerDir': '/var/lib/docker/overlay2/0f2d56ee1b93a405d0481157004a09f3f40fde2f14b09c47ea68a77f41ae1a25/diff:/var/lib/docker/overlay2/1e8cf00d1be6d352696b6d8a11a7656a27eed9378684d6e15afc6a9b645e3920/diff',</text:p>
      <text:p text:style-name="P1"><text:s text:c="27"/>'MergedDir': '/var/lib/docker/overlay2/7efbb361fc8b1095ad90d5c393a1c56e43178feec822c5c0fd3cbd8c7da97d1e/merged',</text:p>
      <text:p text:style-name="P1"><text:s text:c="27"/>'UpperDir': '/var/lib/docker/overlay2/7efbb361fc8b1095ad90d5c393a1c56e43178feec822c5c0fd3cbd8c7da97d1e/diff',</text:p>
      <text:p text:style-name="P1"><text:s text:c="27"/>'WorkDir': '/var/lib/docker/overlay2/7efbb361fc8b1095ad90d5c393a1c56e43178feec822c5c0fd3cbd8c7da97d1e/work'},</text:p>
      <text:p text:style-name="P1"><text:s text:c="18"/>'Name': 'overlay2'},</text:p>
      <text:p text:style-name="P1"><text:s text:c="2"/><text:span text:style-name="T2">'Id': 'sha256:f63181f19b2fe819156dcb068b3b5bc036820bec7014c5f77277cfa341d4cb5e',</text:span></text:p>
      <text:p text:style-name="P1"><text:s text:c="2"/><text:span text:style-name="T4">'Metadata': {'LastTagTime': '0001-01-01T00:00:00Z'},</text:span></text:p>
      <text:p text:style-name="P1"><text:s text:c="2"/>'Os': 'linux',</text:p>
      <text:p text:style-name="P1"><text:s text:c="2"/>'Parent': '',</text:p>
      <text:p text:style-name="P1"><text:s text:c="2"/>'RepoDigests': ['ubuntu@sha256:703218c0465075f4425e58fac086e09e1de5c340b12976ab9eb8ad26615c3715'],</text:p>
      <text:p text:style-name="P1"><text:s text:c="2"/><text:span text:style-name="T2">'RepoTags': ['ubuntu:latest'],</text:span></text:p>
      <text:p text:style-name="P1"><text:s text:c="2"/>'RootFS': {'Layers': ['sha256:9f32931c9d28f10104a8eb1330954ba90e76d92b02c5256521ba864feec14009',</text:p>
      <text:p text:style-name="P1"><text:s text:c="24"/>'sha256:dbf2c0f42a39b60301f6d3936f7f8adb59bb97d31ec11cc4a049ce81155fef89',</text:p>
      <text:p text:style-name="P1"><text:soft-page-break/><text:s text:c="24"/>'sha256:02473afd360bd5391fa51b6e7849ce88732ae29f50f3630c3551f528eba66d1e'],</text:p>
      <text:p text:style-name="P1"><text:s text:c="13"/>'Type': 'layers'},</text:p>
      <text:p text:style-name="P1"><text:s text:c="2"/><text:span text:style-name="T2">'Size': 72901280,</text:span></text:p>
      <text:p text:style-name="P1"><text:s text:c="2"/><text:span text:style-name="T2">'VirtualSize': 72901280</text:span>})</text:p>
      <text:p text:style-name="P1">('client', &lt;docker.client.DockerClient object at 0x7f97cf4fab38&gt;)</text:p>
      <text:p text:style-name="P1">('collection', &lt;docker.models.images.ImageCollection object at 0x7f97cb1d79b0&gt;)</text:p>
      <text:p text:style-name="P1">('id',</text:p>
      <text:p text:style-name="P1"><text:s/>'sha256:<text:span text:style-name="T5">f63181f19b2fe819156dcb068b3b5bc036820bec7014c5f77277cfa341d4cb5e</text:span>')</text:p>
      <text:p text:style-name="P1">('id_attribute', 'Id')</text:p>
      <text:p text:style-name="P1">('labels', {})</text:p>
      <text:p text:style-name="P1">('short_id', 'sha256:f63181f19b')</text:p>
      <text:p text:style-name="P1">('tags', ['ubuntu:latest']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8:42:30.345174787</meta:creation-date>
    <dc:date>2021-02-10T01:15:03.218674883</dc:date>
    <meta:editing-duration>PT6H22M22S</meta:editing-duration>
    <meta:editing-cycles>1</meta:editing-cycles>
    <meta:document-statistic meta:table-count="0" meta:image-count="0" meta:object-count="0" meta:page-count="2" meta:paragraph-count="66" meta:word-count="144" meta:character-count="3384" meta:non-whitespace-character-count="2550"/>
    <meta:generator>LibreOffice/6.4.6.2$Linux_X86_64 LibreOffice_project/40$Build-2</meta:generator>
  </office:meta>
</office:document-meta>
</file>